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TargetSteelLength</text:p>
          </table:table-cell>
          <table:table-cell office:value-type="string" calcext:value-type="string">
            <text:p>VD15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string" calcext:value-type="string">
            <text:p>TargetSteelWidth</text:p>
          </table:table-cell>
          <table:table-cell office:value-type="string" calcext:value-type="string">
            <text:p>VD15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xpectBilletLength</text:p>
          </table:table-cell>
          <table:table-cell office:value-type="string" calcext:value-type="string">
            <text:p>VD15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BilletWidth</text:p>
          </table:table-cell>
          <table:table-cell office:value-type="string" calcext:value-type="string">
            <text:p>VD16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BilletHeight</text:p>
          </table:table-cell>
          <table:table-cell office:value-type="string" calcext:value-type="string">
            <text:p>VD16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BilletSpeed</text:p>
          </table:table-cell>
          <table:table-cell office:value-type="string" calcext:value-type="string">
            <text:p>VD170</text:p>
          </table:table-cell>
          <table:table-cell office:value-type="string" calcext:value-type="string">
            <text:p>mm/m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ZeroK1Gap</text:p>
          </table:table-cell>
          <table:table-cell office:value-type="string" calcext:value-type="string">
            <text:p>VD17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Detect</text:p>
          </table:table-cell>
          <table:table-cell office:value-type="string" calcext:value-type="string">
            <text:p>I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</text:p>
          </table:table-cell>
          <table:table-cell office:value-type="string" calcext:value-type="string">
            <text:p>AIW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IW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office:value-type="string" calcext:value-type="string">
            <text:p>VW5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20</text:p>
          </table:table-cell>
          <table:table-cell/>
          <table:table-cell office:value-type="string" calcext:value-type="string">
            <text:p>gap(mm)/voltage(v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MaxMonitorOutput</text:p>
          </table:table-cell>
          <table:table-cell office:value-type="string" calcext:value-type="string">
            <text:p>VW24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MonitorOutput</text:p>
          </table:table-cell>
          <table:table-cell office:value-type="string" calcext:value-type="string">
            <text:p>VW26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GapWhenMonitorIn0</text:p>
          </table:table-cell>
          <table:table-cell office:value-type="string" calcext:value-type="string">
            <text:p>VD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BilletTime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s</text:p>
          </table:table-cell>
          <table:table-cell/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CurrentBilletLength=</text:span>CurrentBilletTime*BilletSpeed</text:p>
          </table:table-cell>
          <table:table-cell table:style-name="ce2" table:formula="of:=[.F21]*[.F7]" office:value-type="float" office:value="6045" calcext:value-type="float">
            <text:p>6045</text:p>
          </table:table-cell>
        </table:table-row>
        <table:table-row table:style-name="ro2">
          <table:table-cell/>
          <table:table-cell office:value-type="string" calcext:value-type="string">
            <text:p>DeltaK1Gap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<text:span text:style-name="T1">DeltaK1Gap=</text:span>(CurrentBilletLength-ExpectBilletLength)*BilletWidth*BilletHeight/(TargetSteelWidth*TargetSteelLength)</text:p>
          </table:table-cell>
          <table:table-cell table:formula="of:=([.F22]-[.F4])*[.F5]*[.F6]/[.F3]/[.F2]" office:value-type="float" office:value="2.586375" calcext:value-type="float">
            <text:p>2.586375</text:p>
          </table:table-cell>
        </table:table-row>
        <table:table-row table:style-name="ro1">
          <table:table-cell/>
          <table:table-cell office:value-type="string" calcext:value-type="string">
            <text:p>TargetK1Gap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TargetK1Gap=</text:span>ZeroK1Gap+DeltaK1Gap</text:p>
          </table:table-cell>
          <table:table-cell table:formula="of:=[.F8]+[.F23]" office:value-type="float" office:value="7.586375" calcext:value-type="float">
            <text:p>7.586375</text:p>
          </table:table-cell>
        </table:table-row>
        <table:table-row table:style-name="ro1">
          <table:table-cell/>
          <table:table-cell office:value-type="string" calcext:value-type="string">
            <text:p>MonitorOutputVoltage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MonitorOutputVoltage=(TargetK1Gap-K1GapWhenMonitorIn0)</text:span>/MonitorGapRate</text:p>
          </table:table-cell>
          <table:table-cell table:formula="of:=[.F23]/[.F15]" office:value-type="float" office:value="25.86375" calcext:value-type="float">
            <text:p>25.86375</text:p>
          </table:table-cell>
        </table:table-row>
        <table:table-row table:style-name="ro1">
          <table:table-cell/>
          <table:table-cell office:value-type="string" calcext:value-type="string">
            <text:p>MonitorOutpu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span text:style-name="T1">MonitorOutput=</text:span>MonitorOutputVoltage/(10/32767)</text:p>
          </table:table-cell>
          <table:table-cell table:formula="of:=[.F25]*32767/10" office:value-type="float" office:value="84747.749625" calcext:value-type="float">
            <text:p>84747.7496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TimeTable</text:p>
          </table:table-cell>
          <table:table-cell office:value-type="string" calcext:value-type="string">
            <text:p>VW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Time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3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K1GapWhenMonitorIn0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ElectricityK1Working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xMonitorOutput</text:p>
          </table:table-cell>
          <table:table-cell table:style-name="ce5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inMonitorOutput</text:p>
          </table:table-cell>
          <table:table-cell table:style-name="ce5" office:value-type="float" office:value="-3000" calcext:value-type="float">
            <text:p>-300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4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7000" calcext:value-type="float">
            <text:p>37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4.99931506849312" calcext:value-type="float">
            <text:p>4.99931506849312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3T15:40:46.850103105</dc:date>
    <meta:editing-duration>P3DT1H41M50S</meta:editing-duration>
    <meta:editing-cycles>29</meta:editing-cycles>
    <meta:generator>LibreOffice_Vanilla/6.2.1.3$MacOSX_X86_64 LibreOffice_project/e485074f4984fbc86184b6aa3aba3228d0150755</meta:generator>
    <meta:document-statistic meta:table-count="4" meta:cell-count="230" meta:object-count="0"/>
  </office:meta>
</office:document-meta>
</file>